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Standard">
      <style:table-properties style:width="6.925in" fo:margin-left="0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1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text-properties style:font-name="Liberation Serif" fo:font-size="11pt" style:font-size-asian="11pt" style:font-size-complex="11pt"/>
    </style:style>
    <style:style style:name="P2" style:family="paragraph" style:parent-style-name="Text_20_body">
      <style:paragraph-properties fo:margin-top="0in" fo:margin-bottom="0.0972in" loext:contextual-spacing="false" fo:line-height="115%"/>
    </style:style>
    <style:style style:name="P3" style:family="paragraph" style:parent-style-name="Standard">
      <style:paragraph-properties fo:break-before="pag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171717" style:font-name="inherit" fo:font-size="9pt" fo:letter-spacing="normal" fo:font-style="normal" fo:font-weight="normal" style:font-size-asian="9pt" style:font-style-asian="normal" style:font-weight-asian="normal"/>
    </style:style>
    <style:style style:name="T3" style:family="text">
      <style:text-properties fo:font-variant="normal" fo:text-transform="none" fo:color="#171717" style:font-name="inherit" fo:font-size="9pt" fo:letter-spacing="normal" fo:font-style="normal" fo:font-weight="normal" style:font-size-asian="9pt" style:font-style-asian="normal" style:font-weight-asian="normal" style:font-size-complex="11pt"/>
    </style:style>
    <style:style style:name="T4" style:family="text">
      <style:text-properties fo:font-variant="normal" fo:text-transform="none" fo:color="#171717" style:font-name="inherit" fo:font-size="11pt" fo:letter-spacing="normal" fo:font-style="normal" fo:font-weight="normal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fo:color="#171717" style:font-name="inherit" fo:font-size="10pt" fo:letter-spacing="normal" fo:font-style="normal" fo:font-weight="norm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fo:color="#171717" style:font-name="Liberation Serif" fo:font-size="11pt" fo:letter-spacing="normal" style:font-size-asian="11pt" style:font-size-complex="11pt"/>
    </style:style>
    <style:style style:name="T7" style:family="text">
      <style:text-properties fo:font-variant="normal" fo:text-transform="none" fo:color="#171717" style:font-name="Liberation Serif" fo:font-size="11pt" fo:letter-spacing="normal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style:font-name="Liberation Serif"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<text:span text:style-name="T1">I. Data Analysis Example</text:span></text:p>
          </table:table-cell>
          <table:table-cell table:style-name="Table1.B1" office:value-type="string">
            <text:p text:style-name="Table_20_Contents"><text:span text:style-name="T1">(Command)</text:span></text:p>
          </table:table-cell>
        </table:table-row>
        <table:table-row table:style-name="Table1.1">
          <table:table-cell table:style-name="Table1.A2" office:value-type="string">
            <text:p text:style-name="Table_20_Contents">1. <text:s/><text:span text:style-name="T2"><text:s/></text:span><text:span text:style-name="T4">Load the file you want to work with</text:span></text:p>
          </table:table-cell>
          <table:table-cell table:style-name="Table1.B2" office:value-type="string">
            <text:p text:style-name="Table_20_Contents"><text:s/>C-x C-f myfile.R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8">2. <text:s/>Edit as appropriate, then start and switch to an R buffer.</text:span></text:p>
            <text:p text:style-name="Table_20_Contents"><text:span text:style-name="T9">(</text:span><text:span text:style-name="T5">A new buffer *R* will appear. R will have been started in this buffer. <text:s/>The buffer is in iESS [R] mode.</text:span><text:span text:style-name="T3">)</text:span></text:p>
          </table:table-cell>
          <table:table-cell table:style-name="Table1.B2" office:value-type="string">
            <text:p text:style-name="Table_20_Contents">C-c C-z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9">(</text:span><text:span text:style-name="T5">A new buffer *R* will appear. R will have been started <text:s/>in this buffer. <text:s/>The buffer is in iESS [R] mode.</text:span><text:span text:style-name="T2">)</text:span><text:bookmark text:name="__DdeLink__314_988906662"/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8">3. <text:s/>Return to the script (prefix with C-c if you have pressed other keys)</text:span></text:p>
          </table:table-cell>
          <table:table-cell table:style-name="Table1.B2" office:value-type="string">
            <text:p text:style-name="Table_20_Contents"><text:s/>C-z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4. <text:s/>Send regions, lines, or the entire file contents to R. <text:s/>(For regions, </text:span><text:span text:style-name="T6"><text:s/></text:span><text:span text:style-name="T7">highlight a region with keystrokes or mouse and then send with)</text:span></text:p>
          </table:table-cell>
          <table:table-cell table:style-name="Table1.B2" office:value-type="string">
            <text:p text:style-name="Table_20_Contents">C-c C-r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5. </text:span><text:span text:style-name="T3"><text:s/>Re-edit myfile.R as necessary to correct any difficulties. <text:s/>Add new commands here. <text:s/>Send them to R by region.</text:span></text:p>
          </table:table-cell>
          <table:table-cell table:style-name="Table1.B2" office:value-type="string">
            <text:p text:style-name="Table_20_Contents">C-c C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5A. <text:s/>Send one(1) line at a time.</text:span></text:p>
          </table:table-cell>
          <table:table-cell table:style-name="Table1.B2" office:value-type="string">
            <text:p text:style-name="Table_20_Contents">C-c C-n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6. Save the revised myfile.R </text:span></text:p>
          </table:table-cell>
          <table:table-cell table:style-name="Table1.B2" office:value-type="string">
            <text:p text:style-name="Table_20_Contents"><text:s/>C-x C-s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7. </text:span><text:span text:style-name="T2">Save the entire *R* interaction buffer, you <text:s/>will be prompted for a file name. (The recommended name is myfilee.R)</text:span></text:p>
          </table:table-cell>
          <table:table-cell table:style-name="Table1.B2" office:value-type="string">
            <text:p text:style-name="Table_20_Contents"><text:s/>C-c C-s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2"><text:span text:style-name="T1">II. Program revision example</text:span> (source code is real)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1. <text:s/>Start R in a process buffer (this will be *R*)</text:span></text:p>
          </table:table-cell>
          <table:table-cell table:style-name="Table1.B2" office:value-type="string">
            <text:p text:style-name="Table_20_Contents"><text:s text:c="2"/>M-x R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2. Load the file you want to work with</text:span></text:p>
          </table:table-cell>
          <table:table-cell table:style-name="Table1.B2" office:value-type="string">
            <text:p text:style-name="Table_20_Contents"><text:s/>C-x C-f myfile.R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3. edit program, functions, and code in myfile.R, and send revised functions to R when ready </text:span></text:p>
          </table:table-cell>
          <table:table-cell table:style-name="Table1.B2" office:value-type="string">
            <text:p text:style-name="Table_20_Contents">C-c C-f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3A. </text:span><text:span text:style-name="T3">or highlighted regions with</text:span></text:p>
          </table:table-cell>
          <table:table-cell table:style-name="Table1.B2" office:value-type="string">
            <text:p text:style-name="Table_20_Contents"><text:s/>C-c C-r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3B. <text:s/>or individual lines with</text:span></text:p>
          </table:table-cell>
          <table:table-cell table:style-name="Table1.B2" office:value-type="string">
            <text:p text:style-name="Table_20_Contents"><text:s/>C-c C-n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3C. <text:s/>or load the entire buffer with</text:span></text:p>
          </table:table-cell>
          <table:table-cell table:style-name="Table1.B2" office:value-type="string">
            <text:p text:style-name="Table_20_Contents"><text:s/>C-c M-l</text:p>
          </table:table-cell>
        </table:table-row>
        <table:table-row table:style-name="Table1.1">
          <table:table-cell table:style-name="Table1.A2" office:value-type="string">
            <text:p text:style-name="Table_20_Contents"><text:span text:style-name="T10">4. Save the revised myfile.R when you have finished</text:span></text:p>
          </table:table-cell>
          <table:table-cell table:style-name="Table1.B2" office:value-type="string">
            <text:p text:style-name="Table_20_Contents"><text:s/>C-c C-s</text:p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Arial" svg:font-family="Arial" style:font-family-generic="system" style:font-pitch="variable"/>
    <style:font-face style:name="Liberation Mono1" svg:font-family="'Liberation Mon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21:17:18</meta:creation-date>
    <dc:language>en-US</dc:language>
    <dc:date>2019-05-31T22:17:54</dc:date>
    <meta:editing-cycles>17</meta:editing-cycles>
    <meta:editing-duration>PT45M</meta:editing-duration>
    <meta:generator>LibreOffice/6.2.3.2$Windows_X86_64 LibreOffice_project/aecc05fe267cc68dde00352a451aa867b3b546ac</meta:generator>
    <meta:document-statistic meta:table-count="1" meta:image-count="0" meta:object-count="0" meta:page-count="2" meta:paragraph-count="35" meta:word-count="258" meta:character-count="1351" meta:non-whitespace-character-count="1097"/>
  </office:meta>
</office:document-meta>
</file>